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kładam w Panu ufność mą</text:span><text:span text:style-name="T1"><text:line-break/></text:span><text:span text:style-name="T1">Zawsze ufam Jego 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Z głębokości</text:span><text:span text:style-name="T1"><text:line-break/></text:span><text:span text:style-name="T1">wznoszę głos do Ciebie</text:span><text:span text:style-name="T1"><text:line-break/></text:span><text:span text:style-name="T1">Racz wysłuchać Panie</text:span><text:span text:style-name="T1"><text:line-break/></text:span><text:span text:style-name="T1">prośby mej</text:span><text:span text:style-name="T1"><text:line-break/></text:span><text:span text:style-name="T1">Nachyl ku mnie</text:span><text:span text:style-name="T1"><text:line-break/></text:span><text:span text:style-name="T1">ucho swe łaskawie</text:span><text:span text:style-name="T1"><text:line-break/></text:span><text:span text:style-name="T1">Usłysz modły i błaga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kładam w Panu ufność mą</text:span><text:span text:style-name="T1"><text:line-break/></text:span><text:span text:style-name="T1">Zawsze ufam Jego 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żeli grzechów</text:span><text:span text:style-name="T1"><text:line-break/></text:span><text:span text:style-name="T1">nie zapomnisz Panie</text:span><text:span text:style-name="T1"><text:line-break/></text:span><text:span text:style-name="T1">Któż przed gniewem Twym</text:span><text:span text:style-name="T1"><text:line-break/></text:span><text:span text:style-name="T1">ostoi się</text:span><text:span text:style-name="T1"><text:line-break/></text:span><text:span text:style-name="T1">Lecz ufamy,</text:span><text:span text:style-name="T1"><text:line-break/></text:span><text:span text:style-name="T1">że przebaczysz winy</text:span><text:span text:style-name="T1"><text:line-break/></text:span><text:span text:style-name="T1">Byśmy kornie Ci służy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kładam w Panu ufność mą</text:span><text:span text:style-name="T1"><text:line-break/></text:span><text:span text:style-name="T1">Zawsze ufam Jego 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Całą ufność mą</text:span><text:span text:style-name="T1"><text:line-break/></text:span><text:span text:style-name="T1">pokładam w Panu</text:span><text:span text:style-name="T1"><text:line-break/></text:span><text:span text:style-name="T1">Dusza moja ufa Jego Słowu</text:span><text:span text:style-name="T1"><text:line-break/></text:span><text:span text:style-name="T1">Tęskniej czeka</text:span><text:span text:style-name="T1"><text:line-break/></text:span><text:span text:style-name="T1">dusza moja Pana</text:span><text:span text:style-name="T1"><text:line-break/></text:span><text:span text:style-name="T1">Niż jutrzenki nocne straż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kładam w Panu ufność mą</text:span><text:span text:style-name="T1"><text:line-break/></text:span><text:span text:style-name="T1">Zawsze ufam Jego 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Tęskniej niż</text:span><text:span text:style-name="T1"><text:line-break/></text:span><text:span text:style-name="T1">jutrzenki nocne straże</text:span><text:span text:style-name="T1"><text:line-break/></text:span><text:span text:style-name="T1">Niechaj Pana czeka</text:span><text:span text:style-name="T1"><text:line-break/></text:span><text:span text:style-name="T1">boży lud</text:span><text:span text:style-name="T1"><text:line-break/></text:span><text:span text:style-name="T1">Bo u Pana</text:span><text:span text:style-name="T1"><text:line-break/></text:span><text:span text:style-name="T1">znajdzie zmiłowanie</text:span><text:span text:style-name="T1"><text:line-break/></text:span><text:span text:style-name="T1">i obfite odkupie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kładam w Panu ufność mą</text:span><text:span text:style-name="T1"><text:line-break/></text:span><text:span text:style-name="T1">Zawsze ufam Jego 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6:48:14</meta:creation-date>
    <dc:creator>Woda Życia</dc:creator>
    <dc:date>2017-04-02T18:18:47.34</dc:date>
    <dc:language>pl-PL</dc:language>
    <meta:editing-cycles>6</meta:editing-cycles>
    <meta:editing-duration>PT6M31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